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8432ec" officeooo:paragraph-rsid="0018d12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7ee649" officeooo:paragraph-rsid="0018d12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7fd72a" officeooo:paragraph-rsid="0018d12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88519a" officeooo:paragraph-rsid="0018d12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806eb1" officeooo:paragraph-rsid="0018d12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81a6ba" officeooo:paragraph-rsid="0018d12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9d8efe" officeooo:paragraph-rsid="0018d12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a67f25" officeooo:paragraph-rsid="0018d12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839450" officeooo:paragraph-rsid="0018d12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843148" officeooo:paragraph-rsid="0018d12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8432ec" officeooo:paragraph-rsid="0018d12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7fd72a" officeooo:paragraph-rsid="0018d122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06eb1" officeooo:paragraph-rsid="0018d122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39450" officeooo:paragraph-rsid="0018d122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43148" officeooo:paragraph-rsid="0018d122" style:font-size-asian="12pt" style:font-style-asian="italic" style:font-size-complex="12pt" style:font-style-complex="italic"/>
    </style:style>
    <style:style style:name="P16" style:family="paragraph" style:parent-style-name="Heading_20_2">
      <style:paragraph-properties fo:text-align="center" style:justify-single-word="false"/>
      <style:text-properties officeooo:paragraph-rsid="0018d122"/>
    </style:style>
    <style:style style:name="P17" style:family="paragraph" style:parent-style-name="Text_20_body">
      <style:paragraph-properties fo:text-align="center" style:justify-single-word="false"/>
      <style:text-properties officeooo:paragraph-rsid="0018d122"/>
    </style:style>
    <style:style style:name="T1" style:family="text">
      <style:text-properties style:font-name="DoloresCyr"/>
    </style:style>
    <style:style style:name="T2" style:family="text">
      <style:text-properties style:font-name="DoloresCyr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128f31a"/>
    </style:style>
    <style:style style:name="T4" style:family="text">
      <style:text-properties officeooo:rsid="033ec823"/>
    </style:style>
    <style:style style:name="T5" style:family="text">
      <style:text-properties officeooo:rsid="008151e4"/>
    </style:style>
    <style:style style:name="T6" style:family="text">
      <style:text-properties officeooo:rsid="033f77a0"/>
    </style:style>
    <style:style style:name="T7" style:family="text">
      <style:text-properties officeooo:rsid="016a2f58"/>
    </style:style>
    <style:style style:name="T8" style:family="text">
      <style:text-properties officeooo:rsid="00839450"/>
    </style:style>
    <style:style style:name="T9" style:family="text">
      <style:text-properties officeooo:rsid="002694f1"/>
    </style:style>
    <style:style style:name="T10" style:family="text">
      <style:text-properties officeooo:rsid="016a4a8c"/>
    </style:style>
    <style:style style:name="T11" style:family="text">
      <style:text-properties officeooo:rsid="00843148"/>
    </style:style>
    <style:style style:name="T12" style:family="text">
      <style:text-properties fo:font-variant="normal" fo:text-transform="none" fo:color="#252525" fo:font-size="13pt" fo:letter-spacing="normal" fo:font-style="normal" fo:font-weight="normal" officeooo:rsid="0010dad4" style:font-size-asian="13pt" style:font-size-complex="13pt"/>
    </style:style>
    <style:style style:name="T13" style:family="text">
      <style:text-properties fo:font-variant="normal" fo:text-transform="none" fo:color="#252525" fo:letter-spacing="normal" fo:font-style="normal" fo:font-weight="normal"/>
    </style:style>
    <style:style style:name="T14" style:family="text">
      <style:text-properties fo:font-variant="normal" fo:text-transform="none" fo:color="#252525" fo:letter-spacing="normal" fo:font-style="normal" fo:font-weight="normal" officeooo:rsid="0010d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*** <text:s text:c="3"/><text:bookmark-start text:name="мои университеты (часть вторая)"/><text:span text:style-name="T1">мои университеты (</text:span><text:span text:style-name="T2">часть вторая</text:span><text:span text:style-name="T1">)</text:span><text:bookmark-end text:name="мои университеты (часть вторая)"/> <text:s text:c="2"/>***</text:h>
      <text:p text:style-name="P17"/>
      <text:p text:style-name="P17"/>
      <text:p text:style-name="P2"><text:s/>Вот именно об этом я и мечтал, вернее не позволял себе мечтать все эти два года — чтоб утром просыпаться не от гнусаво падлючего вопля дневального, а от объятия женщины — <text:s/>Ольги.</text:p>
      <text:p text:style-name="P2"/>
      <text:p text:style-name="P2">Она пришла с работы и обняла м<text:span text:style-name="T3">е</text:span>ня поверх одеяла, и я проснулся и ответил на поцелуй.</text:p>
      <text:p text:style-name="P2">Разговор наш как-то не клеился, получался слишком односложным и мы так смотрели друг на друга, что мать моя, у которой был отпуск, взяла нашу дочь Леночку и поехала на Базар.</text:p>
      <text:p text:style-name="P3">До чего же всё повторяется в жизни. </text:p>
      <text:p text:style-name="P3">Что было, то и будет.</text:p>
      <text:p text:style-name="P3">Разница только в деталях, в сопутствующих обстоятельствах. </text:p>
      <text:p text:style-name="P3">Например, что моя мать вернулась с Базара (а не из магазина) без апельсинов, и что меня ничто не сдержало в этот раз.</text:p>
      <text:p text:style-name="P3"/>
      <text:p text:style-name="P4">Что до иероглифов, о<text:span text:style-name="T4">т</text:span> когт<text:span text:style-name="T4">ей гостиничной</text:span> садистки у меня на запястьи, то Ольга, конечно же, их углядела и сосредоточенно прочла; но не вслух.</text:p>
      <text:p text:style-name="P4"><text:s/>Да, я и не настаивал.</text:p>
      <text:p text:style-name="P3"/>
      <text:p text:style-name="P12"><text:span text:style-name="T3">(...н</text:span>ет ничего эластичнее времени. </text:p>
      <text:p text:style-name="P12">Текущий год не имеет ни конца, ни края; год прожитый из д<text:span text:style-name="T4">олгого</text:span> периода превращается в точку во времени. </text:p>
      <text:p text:style-name="P12">Точка не имеет протяжённости — кончается даже не начавшись.</text:p>
      <text:p text:style-name="P12">Всё, что короче года, не удостаиваются даже быть точкой — что ты можешь сказать про прошлый месяц? Что там было несколько пятниц и одно тринадцатое число?</text:p>
      <text:p text:style-name="P13">А про минувший час? </text:p>
      <text:p text:style-name="P13">Ах, да! Там было шестьдесят минут. </text:p>
      <text:p text:style-name="P13">Пустопорожнее жонглирование цифрами.</text:p>
      <text:p text:style-name="P13">Десятилетие — та же точка. </text:p>
      <text:p text:style-name="P13">После отбытия этой точки в школе у человека начинает расти щетина. </text:p>
      <text:p text:style-name="P13">Если она случилась в местах не столь отдалённых — ноют суставы, особенно в правом плече, но это всего лишь точка...<text:span text:style-name="T3">)</text:span></text:p>
      <text:p text:style-name="P13"/>
      <text:p text:style-name="P5">Неделю спустя после дембеля стройбатовская вечность стала всего лишь <text:span text:style-name="T5">обрывками воспоминаний наколотых на точку в</text:span> прошло<text:span text:style-name="T5">м</text:span>. <text:span text:style-name="T5">Саму же её т</text:span>ечение<text:span text:style-name="T5">м</text:span> жизни снесло <text:s/>невесть куда, <text:span text:style-name="T5">да и не важно куда, потому что</text:span> <text:span text:style-name="T5">нужно</text:span> струиться <text:span text:style-name="T5">дальше</text:span>.</text:p>
      <text:p text:style-name="P5"/>
      <text:p text:style-name="P6">При купании есть два способа захода в воду. При первом заходишь в воду шаг за шагом, поахивая, приподымаясь, когда <text:span text:style-name="T4">углубляется дно</text:span>, на цыпочки; а второй — зайти по колено и с криком, или без, бултыхнуться нырком вперёд.</text:p>
      <text:p text:style-name="P6"/>
      <text:p text:style-name="P6">Пришла пора окунаться в течение гражданской жизни.</text:p>
      <text:p text:style-name="P7">Умер мастер Боря Сакун, <text:span text:style-name="T4">не исполнив своё обещание уйти на пенсию</text:span>. </text:p>
      <text:p text:style-name="P7">Архипенки уехали на Камчатку. Вот где рай рыбакам.</text:p>
      <text:p text:style-name="P8">Мои брат с сестрой закончили железнодорожный техникум и получили направление отрабатывать диплом на изыскании и строительстве железных дорог где-то между Уфой и Оренбургом.</text:p>
      <text:p text:style-name="P6">Владя и Чуба, при<text:span text:style-name="T6">дя</text:span> из армии на полгода раньше меня, уже успели притереться к этому <text:soft-page-break/>течению, а Чепу оно обточило до солидной лысины — и он продолжал ждать пока ему исполнится двадцать семь лет, окончание призывного возраста. <text:span text:style-name="T7">Ведь он единственный кормилец своей матери-одиночки и службе в армии не подлежит, лишь бы и она проздраствовала до его двадцатисемилетия.</text:span></text:p>
      <text:p text:style-name="P6"/>
      <text:p text:style-name="P6">Первый выход в свет в компании друзей не слишком-то меня потешил.</text:p>
      <text:p text:style-name="P6">Мы собрались у Влади, я на радостях забил косяк, но они затянулись <text:span text:style-name="T7">всего по</text:span> пар<text:span text:style-name="T7">е</text:span> раз <text:s/>— из вежливости.</text:p>
      <text:p text:style-name="P6">Оттуда мы направились в Лунатик, где «Шпицы» играли в парке и по пути, возле шестого магазина, Владя пукнул на зажжённую спичку, что Чепа поднёс ему сзади. Испускаемый аммиак пыхнул голубым пуком пламени. </text:p>
      <text:p text:style-name="P6">Меня это не слишком восхитило. В стройбате мне доводилось и не такое видеть и я не хотел напоминаний.</text:p>
      <text:p text:style-name="P6">Вобщем, мой способ тащиться оказался им не в кайф, так же как и м<text:span text:style-name="T8">не</text:span> — ихний.</text:p>
      <text:p text:style-name="P9">Мы остались друзьями, но в дальнейшей жизни текли, в основном, раздельными струями.</text:p>
      <text:p text:style-name="P9"/>
      <text:p text:style-name="P9">Взятого в библиотеке Клуба капитана Блада я <text:span text:style-name="T3">не </text:span>смог прочесть и до половины — дребедень. А когда-то <text:span text:style-name="T6">ведь у меня</text:span> настольной книгой.</text:p>
      <text:p text:style-name="P9">- Что это <text:span text:style-name="T6">ты</text:span> там в газете на шкаф<text:span text:style-name="T6">у</text:span> <text:span text:style-name="T6">держишь</text:span>?- спросила Ольга.</text:p>
      <text:p text:style-name="P9">- Гандон с усиками. <text:span text:style-name="T7">Показать</text:span>?</text:p>
      <text:p text:style-name="P9">- Нет!</text:p>
      <text:p text:style-name="P9">Наверняка ведь, прежде чем спросить, <text:span text:style-name="T3">заглянула и видела, что там дрянь</text:span>. </text:p>
      <text:p text:style-name="P9">Или я её переоценил?</text:p>
      <text:p text:style-name="P9"/>
      <text:p text:style-name="P9">Она представила меня незнаемой части течения — <text:s/>своему сотруднику с кирпичного, что встретился нам возле <text:span text:style-name="T9">П</text:span>ервого магазина.</text:p>
      <text:p text:style-name="P9">Мужик лет за тридцать. Он назвал своё имя, я — своё и мы тут же забыли услышанное.</text:p>
      <text:p text:style-name="P9">Улыбка мне его не понравилась — слишком стёршиеся дёсны обнажили зубы чуть не до корней. К тому же натянутая <text:span text:style-name="T6">она у него </text:span>какая-то; сразу видно и встреча, и знакомство ему не в жилу. </text:p>
      <text:p text:style-name="P9">Лучше б мы и не подходили.</text:p>
      <text:p text:style-name="P9">А по ту сторону Путепровода, <text:span text:style-name="T3">возле Пятого магазина,</text:span> уже <text:span text:style-name="T10">не мы, а </text:span>к нам подошёл полузнакомый Халимоненко, по кличке Халимон.</text:p>
      <text:p text:style-name="P9">Он потребовал <text:span text:style-name="T3">от</text:span> Ольг<text:span text:style-name="T3">и</text:span> <text:span text:style-name="T3">отдельного разговора</text:span>. </text:p>
      <text:p text:style-name="P9">Она попросила меня подождать и отошла вместе с ним метра на три, на том же длинном двуступенчатом крыльце перед магазином.</text:p>
      <text:p text:style-name="P9">До меня доносились обрывки слов «участковый», «мало не будет».</text:p>
      <text:p text:style-name="P9">Неприятно стоять так вот отодвинутым в сторонку, но ведь меня <text:span text:style-name="T10">так </text:span>попросили.</text:p>
      <text:p text:style-name="P14"/>
      <text:p text:style-name="P14"><text:span text:style-name="T3">(...е</text:span>щё одна моя ненужная черта — бездумно исполнять о чём попросят и начинать думать, когда уже поздно...<text:span text:style-name="T3">)</text:span></text:p>
      <text:p text:style-name="P14"/>
      <text:p text:style-name="P9">Их разговор закончился и она вернулась ко мне <text:span text:style-name="T11">в сопровождении его хозяйского «смотри!» вдогонку.</text:span></text:p>
      <text:p text:style-name="P10">Ольга объяснила, что у Халимона из сарая пытались увести мотоцикл и он, по недоразумению, решил будто и она причастн<text:span text:style-name="T3">а</text:span>.</text:p>
      <text:p text:style-name="P10"/>
      <text:p text:style-name="P15"><text:span text:style-name="T3">(...м</text:span>ифы бывают разные — полезные, как мифы Древней Греции, и бесполезные, как тот, будто служба в армии превращает юношей в мужчин.</text:p>
      <text:p text:style-name="P15">Брехня! Будь оно так, я бы сказал Халимону:</text:p>
      <text:p text:style-name="P15">- Это моя женщина — со мной говори!</text:p>
      <text:p text:style-name="P15">Не то, чтобы я его боялся, просто мне тогда и в голову не пришло так сказать. </text:p>
      <text:p text:style-name="P15"><text:soft-page-break/>Армия <text:s/>не сделала из меня мужчину...<text:span text:style-name="T3">)</text:span></text:p>
      <text:p text:style-name="P15"/>
      <text:p text:style-name="P10">Ольга предложила пойти в субботу в Парк КПВРЗ, где играла танцы группа «Песнедары» из Бахмача. </text:p>
      <text:p text:style-name="P10">От Конотопа до райцентра Бахмач полчаса езды электричкой в <text:span text:style-name="T10">киевском направлении</text:span>. Что за группа может быть из такого захолустья?</text:p>
      <text:p text:style-name="P11">Но Ольга сказала, что играют они хорошо и что она меня там познакомит с Лялькой, он же Валентин Батрак, брат Вити Батрака, он же Раб.</text:p>
      <text:p text:style-name="P11"/>
      <text:p text:style-name="P11">«Песнедары» звучали очень даже неплохо благодаря их клавишнику — длинному парню в причёске как у Анжелы Дэвис. </text:p>
      <text:p text:style-name="P11">Они пели «Smoke on the Water» группы «Deep Purple» и «Mexico» группы «Чикаго».</text:p>
      <text:p text:style-name="P11">Потом с Мира подъехал Лялька и Ольга представила нас.</text:p>
      <text:p text:style-name="P11">Высокий тощий, в причёске из длинных чуть взбитых волос и такая же светлая бородка а-л<text:span text:style-name="T12">я́</text:span><text:span text:style-name="T14"> </text:span><text:span text:style-name="T13">кардинал Ришелье.</text:span></text:p>
      <text:p text:style-name="P1">Один лишь взгляд в просветлённый взор друг друга сказал, что нам <text:span text:style-name="T10">требуется</text:span> более уединённое место, чем танцплощадка.</text:p>
      <text:p text:style-name="P1">Там мы обменялись верительными грамотами, пришли к обоюдному согласию относительно качества дури и завязали отношения дружбы и сотрудничества на предстоящие го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5:53:03.127247952</meta:creation-date>
    <dc:date>2017-03-02T15:53:11.968757912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65" meta:word-count="984" meta:character-count="6087" meta:non-whitespace-character-count="5122"/>
    <meta:generator>LibreOffice/4.3.3.2$Linux_x86 LibreOffice_project/430m0$Build-2</meta:generator>
  </office:meta>
</office:document-meta>
</file>